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52cm" draw:marker-start-width="0.427cm" draw:marker-end-width="0.427cm" draw:fill-color="#e6e6e6" draw:fill-gradient-name="Gradient_20_1" draw:textarea-vertical-align="middle" draw:auto-grow-height="false" fo:padding-top="0.2cm" fo:padding-bottom="0.2cm" fo:padding-left="0.325cm" fo:padding-right="0.325cm" draw:shadow="visible" draw:shadow-offset-x="0.254cm" draw:shadow-offset-y="0.254cm" draw:shadow-color="#333333"/>
    </style:style>
    <style:style style:name="gr3" style:family="graphic" style:parent-style-name="standard">
      <style:graphic-properties svg:stroke-width="0.152cm" draw:marker-start-width="0.427cm" draw:marker-end-width="0.427cm" draw:fill="solid" draw:fill-color="#008000" draw:fill-gradient-name="Gradient_20_1" draw:textarea-horizontal-align="justify" draw:textarea-vertical-align="middle" draw:auto-grow-height="false" fo:padding-top="0.2cm" fo:padding-bottom="0.2cm" fo:padding-left="0.325cm" fo:padding-right="0.325cm" draw:shadow="visible" draw:shadow-offset-x="0.254cm" draw:shadow-offset-y="0.254cm" draw:shadow-color="#333333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fill-color="#ffffff" draw:textarea-horizontal-align="left" fo:min-height="0.286cm" fo:min-width="0.392cm"/>
    </style:style>
    <style:style style:name="gr6" style:family="graphic" style:parent-style-name="standard">
      <style:graphic-properties svg:stroke-width="0.152cm" draw:marker-start-width="0.427cm" draw:marker-end-width="0.427cm" draw:fill-color="#e6e6e6" draw:fill-gradient-name="Gradient_20_1" draw:textarea-vertical-align="middle" draw:auto-grow-height="false" fo:padding-top="0.2cm" fo:padding-bottom="0.2cm" fo:padding-left="0.325cm" fo:padding-right="0.325cm" draw:shadow="hidden" draw:shadow-offset-x="0.152cm" draw:shadow-offset-y="0.152cm" draw:shadow-color="#333333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.65cm" draw:shadow="hidden"/>
    </style:style>
    <style:style style:name="gr8" style:family="graphic" style:parent-style-name="standard">
      <style:graphic-properties svg:stroke-width="0.152cm" draw:marker-start-width="0.427cm" draw:marker-end-width="0.427cm" draw:fill="solid" draw:fill-color="#e6e6e6" draw:fill-gradient-name="Gradient_20_1" draw:textarea-vertical-align="middle" draw:auto-grow-height="false" fo:padding-top="0.2cm" fo:padding-bottom="0.2cm" fo:padding-left="0.325cm" fo:padding-right="0.325cm" draw:shadow="visible" draw:shadow-offset-x="0.254cm" draw:shadow-offset-y="0.254cm" draw:shadow-color="#333333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7cm" fo:min-width="0.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.47cm"/>
    </style:style>
    <style:style style:name="gr11" style:family="graphic" style:parent-style-name="standard">
      <style:graphic-properties svg:stroke-width="0.152cm" draw:marker-start-width="0.427cm" draw:marker-end-width="0.427cm" draw:fill="solid" draw:fill-color="#e6e6e6" draw:fill-gradient-name="Gradient_20_1" draw:textarea-vertical-align="middle" draw:auto-grow-height="false" fo:padding-top="0.2cm" fo:padding-bottom="0.2cm" fo:padding-left="0.325cm" fo:padding-right="0.325cm" draw:shadow="visible" draw:shadow-offset-x="0.051cm" draw:shadow-offset-y="0.051cm" draw:shadow-color="#333333"/>
    </style:style>
    <style:style style:name="gr12" style:family="graphic" style:parent-style-name="standard">
      <style:graphic-properties svg:stroke-width="0.102cm" draw:marker-start-width="0.356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13.1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6.173cm"/>
    </style:style>
    <style:style style:name="P1" style:family="paragraph">
      <style:paragraph-properties fo:text-align="center"/>
      <style:text-properties fo:font-family="FreeSans" style:font-family-generic="swiss" style:font-pitch="variable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outline="true" fo:font-family="FreeSans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style:text-outline="true" fo:font-family="FreeSans" style:font-family-generic="swiss" style:font-pitch="variable" fo:font-size="8pt" style:font-size-asian="8pt" style:font-size-complex="8pt"/>
    </style:style>
    <style:style style:name="P7" style:family="paragraph">
      <style:paragraph-properties fo:text-align="center"/>
      <style:text-properties style:text-outline="true" fo:font-family="FreeSans" style:font-family-generic="swiss" style:font-pitch="variable" fo:font-size="22pt" fo:text-shadow="1pt 1pt" style:font-size-asian="22pt" style:font-size-complex="22pt"/>
    </style:style>
    <style:style style:name="P8" style:family="paragraph">
      <style:text-properties style:text-outline="true" fo:font-family="FreeSans" style:font-family-generic="swiss" style:font-pitch="variable" fo:font-size="8pt" fo:text-shadow="1pt 1pt" style:font-size-asian="8pt" style:font-size-complex="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style:text-outline="true" fo:font-family="FreeSans" style:font-family-generic="swiss" style:font-pitch="variable" fo:font-size="10pt" fo:text-shadow="1pt 1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FreeSans" style:font-family-generic="swiss" style:font-pitch="variable"/>
    </style:style>
    <style:style style:name="P13" style:family="paragraph">
      <style:text-properties fo:font-family="FreeSans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1" style:family="text">
      <style:text-properties style:text-outline="true" fo:font-family="FreeSans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style:text-outline="true" fo:font-family="FreeSans" style:font-family-generic="swiss" style:font-pitch="variable" fo:font-size="8pt" style:font-size-asian="8pt" style:font-size-complex="8pt"/>
    </style:style>
    <style:style style:name="T3" style:family="text">
      <style:text-properties style:text-outline="true" fo:font-family="FreeSans" style:font-family-generic="swiss" style:font-pitch="variable" fo:font-size="8pt" fo:text-shadow="1pt 1pt" style:font-size-asian="8pt" style:font-size-complex="8pt"/>
    </style:style>
    <style:style style:name="T4" style:family="text">
      <style:text-properties style:text-outline="true" fo:font-family="FreeSans" style:font-family-generic="swiss" style:font-pitch="variable" fo:font-size="10pt" fo:text-shadow="1pt 1pt" fo:font-weight="bold" style:font-size-asian="10pt" style:font-weight-asian="bold" style:font-size-complex="10pt" style:font-weight-complex="bold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family="FreeSans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595cm" svg:height="0.569cm" draw:transform="rotate (-0.038222710619855) translate (5.25130290652495cm 9.13000424432cm)" svg:viewBox="0 0 4596 570" draw:points="15,18415 0,18019 4585,17845 4596,18253">
          <text:p/>
        </draw:polyline>
        <draw:polyline draw:style-name="gr1" draw:text-style-name="P1" draw:layer="layout" svg:width="0.732cm" svg:height="0.353cm" draw:transform="skewX (-0.00226892802759215) rotate (-0.654847535349335) translate (9.3716884266496cm 6.22596957374487cm)" svg:viewBox="0 0 733 354" draw:points="0,-1404 177,-1539 448,-1185 733,-1403">
          <text:p/>
        </draw:polyline>
        <draw:line draw:style-name="gr1" draw:text-style-name="P1" draw:layer="layout" svg:x1="13.278cm" svg:y1="6.826cm" svg:x2="14.803cm" svg:y2="6.835cm">
          <text:p/>
        </draw:line>
        <draw:line draw:style-name="gr1" draw:text-style-name="P1" draw:layer="layout" svg:x1="12.733cm" svg:y1="4.809cm" svg:x2="16.625cm" svg:y2="4.8cm">
          <text:p/>
        </draw:line>
        <draw:custom-shape draw:style-name="gr2" draw:text-style-name="P3" draw:layer="layout" svg:width="2.743cm" svg:height="2.014cm" svg:x="8.854cm" svg:y="9.76cm">
          <text:p text:style-name="P2"><text:span text:style-name="T1">Radar</text:span></text:p>
          <text:p text:style-name="P2"><text:span text:style-name="T1">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737cm" svg:height="2.006cm" svg:x="12.592cm" svg:y="9.76cm">
          <text:p text:style-name="P2"><text:span text:style-name="T1">Trans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3.658cm" svg:height="2.187cm" svg:x="5.29cm" svg:y="4.782cm">
            <text:p text:style-name="P2"><text:span text:style-name="T1">USR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183cm" svg:height="0.365cm" draw:transform="rotate (1.5707963267946) translate (4.925cm 6.4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84cm" svg:height="0.365cm" draw:transform="rotate (1.5707963267946) translate (4.91cm 5.5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83cm" svg:height="0.365cm" draw:transform="rotate (1.5707963267946) translate (8.954cm 6.4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84cm" svg:height="0.365cm" draw:transform="rotate (1.5707963267946) translate (8.962cm 5.5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141cm" svg:height="0.62cm" svg:x="5.267cm" svg:y="5.166cm">
            <draw:text-box>
              <text:p text:style-name="P5"><text:span text:style-name="T2">CLK</text:span></text:p>
            </draw:text-box>
          </draw:frame>
          <draw:frame draw:style-name="gr5" draw:text-style-name="P6" draw:layer="layout" svg:width="1.234cm" svg:height="0.62cm" svg:x="5.259cm" svg:y="6.069cm">
            <draw:text-box>
              <text:p text:style-name="P6">TRG</text:p>
            </draw:text-box>
          </draw:frame>
          <draw:frame draw:style-name="gr5" draw:text-style-name="P6" draw:layer="layout" svg:width="1.217cm" svg:height="0.62cm" svg:x="7.978cm" svg:y="6.069cm">
            <draw:text-box>
              <text:p text:style-name="P6">CHA</text:p>
            </draw:text-box>
          </draw:frame>
          <draw:frame draw:style-name="gr5" draw:text-style-name="P6" draw:layer="layout" svg:width="1.275cm" svg:height="0.62cm" svg:x="7.986cm" svg:y="5.166cm">
            <draw:text-box>
              <text:p text:style-name="P6">CHB</text:p>
            </draw:text-box>
          </draw:frame>
        </draw:g>
        <draw:g>
          <draw:custom-shape draw:style-name="gr6" draw:text-style-name="P7" draw:layer="layout" svg:width="1.704cm" svg:height="1.175cm" draw:transform="rotate (1.5707963267946) translate (12.133cm 5.69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8" draw:layer="layout" svg:width="1.256cm" svg:height="0.624cm" svg:x="12.366cm" svg:y="4.526cm">
            <draw:text-box>
              <text:p text:style-name="P5"><text:span text:style-name="T3">LNA</text:span></text:p>
            </draw:text-box>
          </draw:frame>
        </draw:g>
        <draw:g>
          <draw:custom-shape draw:style-name="gr6" draw:text-style-name="P7" draw:layer="layout" svg:width="1.704cm" svg:height="1.176cm" draw:transform="rotate (1.5707963267946) translate (12.153cm 7.68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8" draw:layer="layout" svg:width="1.256cm" svg:height="0.624cm" svg:x="12.405cm" svg:y="6.516cm">
            <draw:text-box>
              <text:p text:style-name="P5"><text:span text:style-name="T3">LNA</text:span></text:p>
            </draw:text-box>
          </draw:frame>
        </draw:g>
        <draw:g>
          <draw:custom-shape draw:style-name="gr8" draw:text-style-name="P3" draw:layer="layout" svg:width="3.658cm" svg:height="1.77cm" svg:x="3.925cm" svg:y="10.018cm">
            <text:p text:style-name="P2"><text:span text:style-name="T1">Master Clo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4" draw:layer="layout" svg:width="0.182cm" svg:height="0.366cm" svg:x="4.278cm" svg:y="9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6" draw:layer="layout" svg:width="1.087cm" svg:height="0.62cm" svg:x="3.925cm" svg:y="10.018cm">
              <draw:text-box>
                <text:p text:style-name="P5"><text:span text:style-name="T2">CH1</text:span></text:p>
              </draw:text-box>
            </draw:frame>
          </draw:g>
          <draw:g>
            <draw:custom-shape draw:style-name="gr4" draw:text-style-name="P4" draw:layer="layout" svg:width="0.214cm" svg:height="0.366cm" svg:x="5.132cm" svg:y="9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6" draw:layer="layout" svg:width="1.147cm" svg:height="0.62cm" svg:x="4.723cm" svg:y="10.01cm">
              <draw:text-box>
                <text:p text:style-name="P5"><text:span text:style-name="T2">CH2</text:span></text:p>
              </draw:text-box>
            </draw:frame>
          </draw:g>
          <draw:g>
            <draw:custom-shape draw:style-name="gr4" draw:text-style-name="P4" draw:layer="layout" svg:width="0.183cm" svg:height="0.366cm" svg:x="6.081cm" svg:y="9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6" draw:layer="layout" svg:width="1.075cm" svg:height="0.62cm" svg:x="5.728cm" svg:y="10.018cm">
              <draw:text-box>
                <text:p text:style-name="P5"><text:span text:style-name="T2">CH3</text:span></text:p>
              </draw:text-box>
            </draw:frame>
          </draw:g>
          <draw:g>
            <draw:custom-shape draw:style-name="gr4" draw:text-style-name="P4" draw:layer="layout" svg:width="0.183cm" svg:height="0.366cm" svg:x="6.995cm" svg:y="9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6" draw:layer="layout" svg:width="1.094cm" svg:height="0.62cm" svg:x="6.643cm" svg:y="10.018cm">
              <draw:text-box>
                <text:p text:style-name="P5"><text:span text:style-name="T2">CH4</text:span></text:p>
              </draw:text-box>
            </draw:frame>
          </draw:g>
        </draw:g>
        <draw:custom-shape draw:style-name="gr11" draw:text-style-name="P10" draw:layer="layout" svg:width="1.647cm" svg:height="0.549cm" svg:x="9.908cm" svg:y="4.564cm">
          <text:p text:style-name="P9"><text:span text:style-name="T4">BP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" draw:text-style-name="P1" draw:layer="layout" svg:width="0.828cm" svg:height="0.396cm" draw:transform="rotate (0.807738377822823) translate (9.141849474386cm 5.28812260588344cm)" svg:viewBox="0 0 829 397" draw:points="0,20765 140,20921 555,20524 829,20806">
          <text:p/>
        </draw:polyline>
        <draw:custom-shape draw:style-name="gr11" draw:text-style-name="P10" draw:layer="layout" svg:width="1.647cm" svg:height="0.549cm" svg:x="9.908cm" svg:y="6.544cm">
          <text:p text:style-name="P9"><text:span text:style-name="T4">BP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1.57cm" svg:y1="4.838cm" svg:x2="12.164cm" svg:y2="4.837cm">
          <text:p/>
        </draw:line>
        <draw:line draw:style-name="gr1" draw:text-style-name="P1" draw:layer="layout" svg:x1="11.546cm" svg:y1="6.828cm" svg:x2="12.183cm" svg:y2="6.828cm">
          <text:p/>
        </draw:line>
        <draw:line draw:style-name="gr12" draw:text-style-name="P1" draw:layer="layout" svg:x1="11.559cm" svg:y1="10.301cm" svg:x2="12.563cm" svg:y2="10.301cm">
          <text:p/>
        </draw:line>
        <draw:polyline draw:style-name="gr1" draw:text-style-name="P1" draw:layer="layout" svg:width="7.218cm" svg:height="3.221cm" draw:transform="skewX (-0.000349065850398758) rotate (-0.529881960906565) translate (5.5886750647167cm 4.48109811605982cm)" svg:viewBox="0 0 7219 3222" draw:points="367,3990 0,4205 645,5306 6145,2084 7219,3918">
          <text:p/>
        </draw:polyline>
        <draw:polyline draw:style-name="gr1" draw:text-style-name="P1" draw:layer="layout" svg:width="4.225cm" svg:height="0.861cm" draw:transform="rotate (-1.70483761334893) translate (4.92344868073921cm 5.4327884048085cm)" svg:viewBox="0 0 4226 862" draw:points="0,-11209 116,-10349 3721,-10827 3680,-11137 4226,-11211">
          <text:p/>
        </draw:polyline>
        <draw:frame draw:style-name="gr13" draw:text-style-name="P12" draw:layer="layout" svg:width="6.862cm" svg:height="3.555cm" svg:x="7.444cm" svg:y="12.807cm">
          <draw:text-box>
            <text:p text:style-name="P11"><text:span text:style-name="T5">LNA = 10.5 dB , BPF = 50 MHz</text:span></text:p>
            <text:p text:style-name="P11"><text:span text:style-name="T5">CH1 = 50 MHz , CH2 = 20 MHz</text:span></text:p>
          </draw:text-box>
        </draw:frame>
        <draw:frame draw:style-name="gr14" draw:text-style-name="P13" draw:layer="layout" svg:width="9.972cm" svg:height="1.352cm" svg:x="7.067cm" svg:y="1.635cm">
          <draw:text-box>
            <text:p><text:span text:style-name="T6">Penn State Radar Setup</text:span></text:p>
          </draw:text-box>
        </draw:frame>
        <draw:line draw:style-name="gr12" draw:text-style-name="P1" draw:layer="layout" svg:x1="11.574cm" svg:y1="11.2cm" svg:x2="12.591cm" svg:y2="11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08T21:50:01</meta:creation-date>
    <dc:date>2009-05-17T20:32:24</dc:date>
    <meta:editing-duration>PT03H04M07S</meta:editing-duration>
    <meta:editing-cycles>12</meta:editing-cycles>
    <meta:generator>OpenOffice.org/3.0$Linux OpenOffice.org_project/300m15$Build-9379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